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pr1" style:family="presentation" style:parent-style-name="標準-notes">
      <style:graphic-properties draw:fill-color="#ffffff" draw:auto-grow-height="true" fo:min-height="13.364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text-properties fo:font-family="Courier" style:font-family-generic="modern" style:font-pitch="variable" fo:font-size="16pt" style:font-size-asian="16pt" style:font-size-complex="16pt"/>
    </style:style>
    <style:style style:name="T1" style:family="text">
      <style:text-properties fo:font-family="Courier" style:font-family-generic="modern" style:font-pitch="variable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>
        <draw:frame draw:style-name="gr1" draw:text-style-name="P1" draw:layer="layout" svg:width="24.209cm" svg:height="1.038cm" svg:x="0.945cm" svg:y="1.2cm">
          <draw:text-box>
            <text:p text:style-name="P1">Alignment between Pfam PF00042 (Globin) and a myoglobin (PDB 101M:A)</text:p>
          </draw:text-box>
        </draw:frame>
        <draw:frame draw:style-name="gr1" draw:text-style-name="P3" draw:layer="layout" svg:width="26.562cm" svg:height="10.385cm" svg:x="0.2cm" svg:y="4.049cm">
          <draw:text-box>
            <text:p text:style-name="P2"><text:span text:style-name="T1"># STOCKHOLM 1.0</text:span></text:p>
            <text:p text:style-name="P2"><text:span text:style-name="T1"/></text:p>
            <text:p text:style-name="P2"><text:span text:style-name="T1">101MA <text:s text:c="10"/>mvlsegEWQLVLHVWAKVEADVAGHGQDILIRLFKSHPETLEKFDRVKHLKTEAEMKASED</text:span></text:p>
            <text:p text:style-name="P2"><text:span text:style-name="T1">#=GR 101MA PP <text:s text:c="2"/>******5799***************************************************</text:span></text:p>
            <text:p text:style-name="P2"><text:span text:style-name="T1">#=GC PP_cons <text:s text:c="3"/>......5799***************************************************</text:span></text:p>
            <text:p text:style-name="P2"><text:span text:style-name="T1">#=GC RF <text:s text:c="8"/>......xxxxxxxxxxxxxxxxxxxxxxxxxxxxxxxxxxxxxxxxxxxxxxxxxxxxxxx</text:span></text:p>
            <text:p text:style-name="P2"><text:span text:style-name="T1"/></text:p>
            <text:p text:style-name="P2"><text:span text:style-name="T1"><text:s text:c="16"/></text:span><text:span text:style-name="T1">LKKHGVTVLTALGAILKK---KGHHEAELKPLAQSHATKHKIPIKYLEFISEAI-ihvlhs</text:span></text:p>
            <text:p text:style-name="P2"><text:span text:style-name="T1"><text:s text:c="16"/></text:span><text:span text:style-name="T1">******************...689*******************99999998887.7*****</text:span></text:p>
            <text:p text:style-name="P2"><text:span text:style-name="T1"><text:s text:c="16"/></text:span><text:span text:style-name="T1">******************...689*******************99999998887.......</text:span></text:p>
            <text:p text:style-name="P2"><text:span text:style-name="T1"><text:s text:c="16"/></text:span><text:span text:style-name="T1">xxxxxxxxxxxxxxxxxxxxxxxxxxxxxxxxxxxxxxxxxxxxxxxxxxxxxxx......</text:span></text:p>
            <text:p text:style-name="P2"><text:span text:style-name="T1"/></text:p>
            <text:p text:style-name="P2"><text:span text:style-name="T1"/></text:p>
            <text:p text:style-name="P2"><text:span text:style-name="T1"><text:s text:c="16"/></text:span><text:span text:style-name="T1">rhpgnfgadaqgamnkalelfrkdiaakykelgyqg</text:span></text:p>
            <text:p text:style-name="P2"><text:span text:style-name="T1"><text:s text:c="16"/></text:span><text:span text:style-name="T1">************************************</text:span></text:p>
            <text:p text:style-name="P2"><text:span text:style-name="T1"><text:s text:c="16"/></text:span><text:span text:style-name="T1">....................................</text:span></text:p>
            <text:p text:style-name="P2"><text:span text:style-name="T1"><text:s text:c="16"/></text:span><text:span text:style-name="T1">....................................</text:span></text:p>
            <text:p text:style-name="P2"><text:span text:style-name="T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S PMincho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PGothic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PGothic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PGothic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PGothic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PGothic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番号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INJO Akira</meta:initial-creator>
    <meta:creation-date>2016-12-27T15:43:02</meta:creation-date>
    <meta:editing-duration>PT12M2S</meta:editing-duration>
    <meta:editing-cycles>6</meta:editing-cycles>
    <dc:date>2016-12-27T15:55:01</dc:date>
    <dc:creator>KINJO Akira</dc:creator>
    <meta:generator>OpenOffice/4.1.1$Unix OpenOffice.org_project/411m6$Build-9775</meta:generator>
    <meta:printed-by>KINJO Akira</meta:printed-by>
    <meta:print-date>2016-12-27T15:54:08</meta:print-date>
    <meta:document-statistic meta:object-count="25"/>
  </office:meta>
</office:document-meta>
</file>